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00ff00"/>
    </style:style>
    <style:style style:name="P3" style:family="paragraph" style:parent-style-name="Table_20_Contents">
      <style:text-properties fo:color="#b3b300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fo:background-color="#00ff00" style:font-weight-asian="normal" style:font-weight-complex="normal"/>
    </style:style>
    <style:style style:name="P6" style:family="paragraph" style:parent-style-name="Table_20_Contents">
      <style:text-properties fo:background-color="#00ff00"/>
    </style:style>
    <style:style style:name="T1" style:family="text">
      <style:text-properties fo:background-color="#00ff00"/>
    </style:style>
    <style:style style:name="T2" style:family="text">
      <style:text-properties fo:color="#33cc66"/>
    </style:style>
    <style:style style:name="T3" style:family="text">
      <style:text-properties fo:color="#b3b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4"/>
            <text:p text:style-name="P5">c010-intro</text:p>
            <text:p text:style-name="Table_20_Contents">** Ruby-Elementar 30min <text:span text:style-name="T2">&lt;&lt;SV&gt;&gt;</text:span>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text:span text:style-name="T2">&lt;&lt;SV&gt;&gt;</text:span></text:p>
            <text:p text:style-name="P2">c020-simple-oo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text:span text:style-name="T2">&lt;&lt;??&gt;&gt;</text:span>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  <text:p text:style-name="P2">c050-exceptions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text:span text:style-name="T2">&lt;&lt;SV&gt;&gt;</text:span></text:p>
            <text:p text:style-name="Table_20_Contents">* °#! Eigenklasse </text:p>
            <text:p text:style-name="P2">c110-eigenclass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text:span text:style-name="T2">&lt;&lt;??&gt;&gt;</text:span>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/Fiber 20min </text:p>
            <text:p text:style-name="Table_20_Contents">* </text:p>
            <text:p text:style-name="P2">c200-threads</text:p>
            <text:p text:style-name="P2">c210-fiber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2">c52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1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P3">c530-rspec</text:p>
            <text:p text:style-name="Table_20_Contents"><text:s text:c="2"/>°== Metaprog-Aspekte </text:p>
            <text:p text:style-name="Table_20_Contents">* °== Logging 10min &lt;&lt;THO&gt;&gt; </text:p>
            <text:p text:style-name="P2">c540-logging</text:p>
            <text:p text:style-name="Table_20_Contents">* °° <text:s/>Debugger </text:p>
            <text:p text:style-name="P2">c550-debugger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<text:span text:style-name="T3">?????</text:span>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  <text:p text:style-name="P2">c690-fxruby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text:span text:style-name="T2">&lt;&lt;beide&gt;&gt;</text:span>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7-01T22:35:00</dc:date>
    <meta:editing-cycles>9</meta:editing-cycles>
    <meta:editing-duration>PT3H0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99" meta:word-count="255" meta:character-count="2210"/>
  </office:meta>
</office:document-meta>
</file>